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officeooo:rsid="001662ae" style:font-size-asian="15pt" style:font-size-complex="15pt"/>
    </style:style>
    <style:style style:name="P3" style:family="paragraph" style:parent-style-name="Standard">
      <style:paragraph-properties fo:text-align="center" style:justify-single-word="false"/>
      <style:text-properties fo:font-size="15pt" officeooo:rsid="001662ae" officeooo:paragraph-rsid="001662ae" style:font-size-asian="15pt" style:font-size-complex="15pt"/>
    </style:style>
    <style:style style:name="P4" style:family="paragraph" style:parent-style-name="Standard">
      <style:paragraph-properties fo:text-align="start" style:justify-single-word="false"/>
      <style:text-properties fo:font-size="15pt" officeooo:rsid="001662ae" officeooo:paragraph-rsid="001662ae" style:font-size-asian="15pt" style:font-size-complex="15pt"/>
    </style:style>
    <style:style style:name="P5" style:family="paragraph" style:parent-style-name="Standard">
      <style:paragraph-properties fo:line-height="100%" fo:text-align="center" style:justify-single-word="false"/>
      <style:text-properties fo:font-size="15pt" fo:font-weight="bold" officeooo:rsid="001662ae" officeooo:paragraph-rsid="001662ae" style:font-size-asian="15pt" style:font-weight-asian="bold" style:font-size-complex="15pt" style:font-weight-complex="bold"/>
    </style:style>
    <style:style style:name="P6" style:family="paragraph" style:parent-style-name="Standard">
      <style:paragraph-properties fo:line-height="100%" fo:text-align="start" style:justify-single-word="false"/>
      <style:text-properties fo:font-size="13pt" officeooo:rsid="001662ae" officeooo:paragraph-rsid="001662ae" style:font-size-asian="13pt" style:font-size-complex="13pt"/>
    </style:style>
    <style:style style:name="P7" style:family="paragraph" style:parent-style-name="Standard">
      <style:paragraph-properties fo:line-height="100%" fo:text-align="start" style:justify-single-word="false"/>
      <style:text-properties fo:font-size="13pt" style:text-underline-style="solid" style:text-underline-width="auto" style:text-underline-color="font-color" officeooo:rsid="001662ae" officeooo:paragraph-rsid="001662ae" style:font-size-asian="13pt" style:font-size-complex="13pt"/>
    </style:style>
    <style:style style:name="P8" style:family="paragraph" style:parent-style-name="Standard">
      <style:paragraph-properties fo:line-height="100%" fo:text-align="start" style:justify-single-word="false"/>
      <style:text-properties fo:font-size="13pt" style:text-underline-style="solid" style:text-underline-width="auto" style:text-underline-color="font-color" officeooo:rsid="00182b92" officeooo:paragraph-rsid="0019be0f" style:font-size-asian="13pt" style:font-size-complex="13pt"/>
    </style:style>
    <style:style style:name="P9" style:family="paragraph" style:parent-style-name="Standard">
      <style:paragraph-properties fo:line-height="100%" fo:text-align="start" style:justify-single-word="false"/>
      <style:text-properties fo:font-size="13pt" style:text-underline-style="none" officeooo:rsid="00182b92" officeooo:paragraph-rsid="0019be0f" style:font-size-asian="13pt" style:font-size-complex="13pt"/>
    </style:style>
    <style:style style:name="P10" style:family="paragraph" style:parent-style-name="Standard">
      <style:paragraph-properties fo:line-height="100%" fo:text-align="start" style:justify-single-word="false"/>
      <style:text-properties fo:font-size="13pt" style:text-underline-style="none" officeooo:rsid="00182b92" officeooo:paragraph-rsid="00182b92" style:font-size-asian="13pt" style:font-size-complex="13pt"/>
    </style:style>
    <style:style style:name="P11" style:family="paragraph" style:parent-style-name="Standard">
      <style:paragraph-properties fo:line-height="100%" fo:text-align="start" style:justify-single-word="false"/>
      <style:text-properties fo:font-size="13pt" style:text-underline-style="none" officeooo:rsid="00182b92" officeooo:paragraph-rsid="0025778b" style:font-size-asian="13pt" style:font-size-complex="13pt"/>
    </style:style>
    <style:style style:name="P12" style:family="paragraph" style:parent-style-name="Standard">
      <style:paragraph-properties fo:line-height="100%" fo:text-align="center" style:justify-single-word="false"/>
      <style:text-properties fo:font-size="13pt" style:text-underline-style="none" officeooo:rsid="00182b92" officeooo:paragraph-rsid="0025778b" style:font-size-asian="13pt" style:font-size-complex="13pt"/>
    </style:style>
    <style:style style:name="P13" style:family="paragraph" style:parent-style-name="Standard">
      <style:paragraph-properties fo:line-height="100%" fo:text-align="start" style:justify-single-word="false"/>
      <style:text-properties fo:font-size="13pt" style:text-underline-style="none" officeooo:rsid="001662ae" officeooo:paragraph-rsid="0019be0f" style:font-size-asian="13pt" style:font-size-complex="13pt"/>
    </style:style>
    <style:style style:name="P14" style:family="paragraph" style:parent-style-name="Standard">
      <style:paragraph-properties fo:line-height="100%" fo:text-align="start" style:justify-single-word="false"/>
      <style:text-properties fo:font-size="13pt" style:text-underline-style="none" officeooo:rsid="001662ae" officeooo:paragraph-rsid="00182b92" style:font-size-asian="13pt" style:font-size-complex="13pt"/>
    </style:style>
    <style:style style:name="P15" style:family="paragraph" style:parent-style-name="Standard">
      <style:paragraph-properties fo:line-height="100%" fo:text-align="start" style:justify-single-word="false"/>
      <style:text-properties fo:font-size="13pt" style:text-underline-style="none" officeooo:rsid="0025778b" officeooo:paragraph-rsid="0025778b" style:font-size-asian="13pt" style:font-size-complex="13pt"/>
    </style:style>
    <style:style style:name="P16" style:family="paragraph" style:parent-style-name="Standard">
      <style:paragraph-properties fo:line-height="100%" fo:text-align="start" style:justify-single-word="false"/>
      <style:text-properties fo:font-size="13pt" fo:font-style="normal" style:text-underline-style="solid" style:text-underline-width="auto" style:text-underline-color="font-color" officeooo:rsid="0019be0f" officeooo:paragraph-rsid="0019be0f" style:font-size-asian="13pt" style:font-style-asian="normal" style:font-size-complex="13pt" style:font-style-complex="normal"/>
    </style:style>
    <style:style style:name="P17" style:family="paragraph" style:parent-style-name="Standard">
      <style:paragraph-properties fo:line-height="100%" fo:text-align="start" style:justify-single-word="false"/>
      <style:text-properties fo:font-size="13pt" fo:font-style="normal" style:text-underline-style="solid" style:text-underline-width="auto" style:text-underline-color="font-color" officeooo:rsid="0025778b" officeooo:paragraph-rsid="0025778b" style:font-size-asian="13pt" style:font-style-asian="normal" style:font-size-complex="13pt" style:font-style-complex="normal"/>
    </style:style>
    <style:style style:name="P18" style:family="paragraph" style:parent-style-name="Standard">
      <style:paragraph-properties fo:line-height="100%" fo:text-align="start" style:justify-single-word="false"/>
      <style:text-properties fo:font-size="13pt" fo:font-style="normal" style:text-underline-style="solid" style:text-underline-width="auto" style:text-underline-color="font-color" officeooo:rsid="00228bf5" officeooo:paragraph-rsid="00228bf5" style:font-size-asian="13pt" style:font-style-asian="normal" style:font-size-complex="13pt" style:font-style-complex="normal"/>
    </style:style>
    <style:style style:name="P19" style:family="paragraph" style:parent-style-name="Standard">
      <style:paragraph-properties fo:line-height="100%" fo:text-align="start" style:justify-single-word="false"/>
      <style:text-properties fo:font-size="13pt" fo:font-style="normal" style:text-underline-style="none" officeooo:rsid="0019be0f" officeooo:paragraph-rsid="0019be0f" style:font-size-asian="13pt" style:font-style-asian="normal" style:font-size-complex="13pt" style:font-style-complex="normal"/>
    </style:style>
    <style:style style:name="P20" style:family="paragraph" style:parent-style-name="Standard">
      <style:paragraph-properties fo:line-height="100%" fo:text-align="start" style:justify-single-word="false"/>
      <style:text-properties fo:font-size="13pt" fo:font-style="normal" style:text-underline-style="none" officeooo:rsid="00182b92" officeooo:paragraph-rsid="0019be0f" style:font-size-asian="13pt" style:font-style-asian="normal" style:font-size-complex="13pt" style:font-style-complex="normal"/>
    </style:style>
    <style:style style:name="P21" style:family="paragraph" style:parent-style-name="Standard">
      <style:paragraph-properties fo:line-height="100%" fo:text-align="start" style:justify-single-word="false"/>
      <style:text-properties fo:font-size="13pt" fo:font-style="normal" style:text-underline-style="none" officeooo:rsid="001e84a2" officeooo:paragraph-rsid="0025778b" style:font-size-asian="13pt" style:font-style-asian="normal" style:font-size-complex="13pt" style:font-style-complex="normal"/>
    </style:style>
    <style:style style:name="P22" style:family="paragraph" style:parent-style-name="Standard">
      <style:paragraph-properties fo:line-height="100%" fo:text-align="start" style:justify-single-word="false"/>
      <style:text-properties fo:font-size="13pt" fo:font-style="normal" style:text-underline-style="none" officeooo:rsid="001e84a2" officeooo:paragraph-rsid="0022e3a9" style:font-size-asian="13pt" style:font-style-asian="normal" style:font-size-complex="13pt" style:font-style-complex="normal"/>
    </style:style>
    <style:style style:name="P23" style:family="paragraph" style:parent-style-name="Standard">
      <style:paragraph-properties fo:line-height="100%" fo:text-align="start" style:justify-single-word="false"/>
      <style:text-properties fo:font-size="13pt" fo:font-style="normal" style:text-underline-style="none" officeooo:rsid="00228bf5" officeooo:paragraph-rsid="00228bf5" style:font-size-asian="13pt" style:font-style-asian="normal" style:font-size-complex="13pt" style:font-style-complex="normal"/>
    </style:style>
    <style:style style:name="P24" style:family="paragraph" style:parent-style-name="Standard">
      <style:paragraph-properties fo:line-height="100%" fo:text-align="start" style:justify-single-word="false"/>
      <style:text-properties fo:font-size="13pt" fo:font-style="normal" style:text-underline-style="none" officeooo:rsid="0022e3a9" officeooo:paragraph-rsid="0022e3a9" style:font-size-asian="13pt" style:font-style-asian="normal" style:font-size-complex="13pt" style:font-style-complex="normal"/>
    </style:style>
    <style:style style:name="P25" style:family="paragraph" style:parent-style-name="Standard">
      <style:paragraph-properties fo:line-height="100%" fo:text-align="start" style:justify-single-word="false"/>
      <style:text-properties fo:font-size="13pt" fo:font-style="normal" style:text-underline-style="none" officeooo:rsid="0022e3a9" officeooo:paragraph-rsid="00228bf5" style:font-size-asian="13pt" style:font-style-asian="normal" style:font-size-complex="13pt" style:font-style-complex="normal"/>
    </style:style>
    <style:style style:name="P26" style:family="paragraph" style:parent-style-name="Standard">
      <style:paragraph-properties fo:line-height="100%" fo:text-align="start" style:justify-single-word="false"/>
      <style:text-properties fo:font-size="13pt" fo:font-style="normal" style:text-underline-style="none" officeooo:rsid="0025778b" officeooo:paragraph-rsid="0025778b" style:font-size-asian="13pt" style:font-style-asian="normal" style:font-size-complex="13pt" style:font-style-complex="normal"/>
    </style:style>
    <style:style style:name="P27" style:family="paragraph" style:parent-style-name="Standard">
      <style:paragraph-properties fo:line-height="100%" fo:text-align="start" style:justify-single-word="false"/>
      <style:text-properties fo:font-size="13pt" fo:font-style="normal" style:text-underline-style="none" officeooo:rsid="001ea79c" officeooo:paragraph-rsid="001e84a2" style:font-size-asian="13pt" style:font-style-asian="normal" style:font-size-complex="13pt" style:font-style-complex="normal"/>
    </style:style>
    <style:style style:name="P28" style:family="paragraph" style:parent-style-name="Standard">
      <style:paragraph-properties fo:line-height="100%" fo:text-align="start" style:justify-single-word="false"/>
      <style:text-properties style:text-line-through-style="solid" style:text-line-through-type="single" fo:font-size="13pt" style:text-underline-style="none" officeooo:rsid="001e84a2" officeooo:paragraph-rsid="001e84a2" style:font-size-asian="13pt" style:font-size-complex="13pt"/>
    </style:style>
    <style:style style:name="P29" style:family="paragraph" style:parent-style-name="Standard">
      <style:paragraph-properties fo:line-height="100%" fo:text-align="start" style:justify-single-word="false"/>
      <style:text-properties style:text-line-through-style="none" style:text-line-through-type="none" fo:font-size="13pt" style:text-underline-style="none" officeooo:rsid="001e84a2" officeooo:paragraph-rsid="00228bf5" style:font-size-asian="13pt" style:font-size-complex="13pt"/>
    </style:style>
    <style:style style:name="P30"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0a16b" officeooo:paragraph-rsid="001e84a2" style:font-size-asian="13pt" style:font-style-asian="normal" style:font-size-complex="13pt" style:font-style-complex="normal"/>
    </style:style>
    <style:style style:name="P31"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28bf5" officeooo:paragraph-rsid="001e84a2" style:font-size-asian="13pt" style:font-style-asian="normal" style:font-size-complex="13pt" style:font-style-complex="normal"/>
    </style:style>
    <style:style style:name="P32"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28bf5" officeooo:paragraph-rsid="00228bf5" style:font-size-asian="13pt" style:font-style-asian="normal" style:font-size-complex="13pt" style:font-style-complex="normal"/>
    </style:style>
    <style:style style:name="P33"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9ea1e" officeooo:paragraph-rsid="0029ea1e" style:font-size-asian="11.3500003814697pt" style:font-style-asian="normal" style:font-size-complex="13pt" style:font-style-complex="normal"/>
    </style:style>
    <style:style style:name="P34"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c4087" officeooo:paragraph-rsid="002c4087" style:font-size-asian="11.3500003814697pt" style:font-style-asian="normal" style:font-size-complex="13pt" style:font-style-complex="normal"/>
    </style:style>
    <style:style style:name="P35"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dd905" officeooo:paragraph-rsid="002dd905" style:font-size-asian="11.3500003814697pt" style:font-style-asian="normal" style:font-size-complex="13pt" style:font-style-complex="normal"/>
    </style:style>
    <style:style style:name="P36"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f0b1f" officeooo:paragraph-rsid="002f0b1f" style:font-size-asian="11.3500003814697pt" style:font-style-asian="normal" style:font-size-complex="13pt" style:font-style-complex="normal"/>
    </style:style>
    <style:style style:name="P37" style:family="paragraph" style:parent-style-name="Standard">
      <style:paragraph-properties fo:line-height="100%" fo:text-align="start" style:justify-single-word="false"/>
      <style:text-properties style:text-line-through-style="none" style:text-line-through-type="none" fo:font-size="13pt" fo:font-style="normal" style:text-underline-style="solid" style:text-underline-width="auto" style:text-underline-color="font-color" officeooo:rsid="0029ea1e" officeooo:paragraph-rsid="0029ea1e" style:font-size-asian="11.3500003814697pt" style:font-style-asian="normal" style:font-size-complex="13pt" style:font-style-complex="normal"/>
    </style:style>
    <style:style style:name="P38" style:family="paragraph" style:parent-style-name="Standard">
      <style:paragraph-properties fo:line-height="100%" fo:text-align="start" style:justify-single-word="false"/>
      <style:text-properties style:text-line-through-style="none" style:text-line-through-type="none" fo:font-size="13pt" fo:font-style="normal" style:text-underline-style="solid" style:text-underline-width="auto" style:text-underline-color="font-color" officeooo:rsid="002ad1f2" officeooo:paragraph-rsid="002ad1f2" style:font-size-asian="11.3500003814697pt" style:font-style-asian="normal" style:font-size-complex="13pt" style:font-style-complex="normal"/>
    </style:style>
    <style:style style:name="P39"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c4087" officeooo:paragraph-rsid="002ad1f2" style:font-size-asian="11.3500003814697pt" style:font-style-asian="normal" style:font-size-complex="13pt" style:font-style-complex="normal"/>
    </style:style>
    <style:style style:name="P40"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c4087" officeooo:paragraph-rsid="002c4087" style:font-size-asian="11.3500003814697pt" style:font-style-asian="normal" style:font-size-complex="13pt" style:font-style-complex="normal"/>
    </style:style>
    <style:style style:name="P41"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f0b1f" officeooo:paragraph-rsid="002f0b1f" style:font-size-asian="11.3500003814697pt" style:font-style-asian="normal" style:font-size-complex="13pt" style:font-style-complex="normal"/>
    </style:style>
    <style:style style:name="P42" style:family="paragraph" style:parent-style-name="Standard">
      <style:paragraph-properties fo:line-height="100%" fo:text-align="start" style:justify-single-word="false"/>
      <style:text-properties style:text-line-through-style="none" style:text-line-through-type="none" fo:font-size="13pt" fo:font-style="normal" style:text-underline-style="none" fo:font-weight="normal" officeooo:rsid="0032b929" officeooo:paragraph-rsid="00341a96" style:font-size-asian="13pt" style:font-style-asian="normal" style:font-weight-asian="normal" style:font-size-complex="13pt" style:font-style-complex="normal" style:font-weight-complex="normal"/>
    </style:style>
    <style:style style:name="P43" style:family="paragraph" style:parent-style-name="Standard">
      <style:paragraph-properties fo:line-height="100%" fo:text-align="start" style:justify-single-word="false"/>
      <style:text-properties style:text-line-through-style="none" style:text-line-through-type="none" fo:font-size="13pt" fo:font-style="normal" style:text-underline-style="none" officeooo:rsid="00228bf5" officeooo:paragraph-rsid="001e84a2" style:font-size-asian="13pt" style:font-style-asian="normal" style:font-size-complex="13pt" style:font-style-complex="normal"/>
    </style:style>
    <style:style style:name="P44" style:family="paragraph" style:parent-style-name="Standard">
      <style:paragraph-properties fo:line-height="100%" fo:text-align="start" style:justify-single-word="false"/>
      <style:text-properties style:text-line-through-style="none" style:text-line-through-type="none" fo:font-size="13pt" fo:font-style="normal" style:text-underline-style="solid" style:text-underline-width="auto" style:text-underline-color="font-color" fo:font-weight="normal" officeooo:rsid="0032b929" officeooo:paragraph-rsid="00341a96" style:font-size-asian="13pt" style:font-style-asian="normal" style:font-weight-asian="normal" style:font-size-complex="13pt" style:font-style-complex="normal" style:font-weight-complex="normal"/>
    </style:style>
    <style:style style:name="P45" style:family="paragraph" style:parent-style-name="Standard">
      <style:paragraph-properties fo:line-height="100%" fo:text-align="start" style:justify-single-word="false"/>
      <style:text-properties style:text-line-through-style="none" style:text-line-through-type="none" fo:font-size="13pt" fo:font-style="normal" style:text-underline-style="solid" style:text-underline-width="auto" style:text-underline-color="font-color" officeooo:rsid="002c4087" officeooo:paragraph-rsid="002c4087" style:font-size-asian="11.3500003814697pt" style:font-style-asian="normal" style:font-size-complex="13pt" style:font-style-complex="normal"/>
    </style:style>
    <style:style style:name="P46" style:family="paragraph" style:parent-style-name="Standard">
      <style:paragraph-properties fo:line-height="100%" fo:text-align="start" style:justify-single-word="false"/>
      <style:text-properties style:text-line-through-style="none" style:text-line-through-type="none" fo:font-size="13pt" fo:font-style="normal" style:text-underline-style="solid" style:text-underline-width="auto" style:text-underline-color="font-color" officeooo:rsid="002ad1f2" officeooo:paragraph-rsid="002ad1f2" style:font-size-asian="11.3500003814697pt" style:font-style-asian="normal" style:font-size-complex="13pt" style:font-style-complex="normal"/>
    </style:style>
    <style:style style:name="P47" style:family="paragraph" style:parent-style-name="Standard">
      <style:paragraph-properties fo:line-height="100%" fo:text-align="center" style:justify-single-word="false"/>
      <style:text-properties style:text-line-through-style="none" style:text-line-through-type="none" fo:font-size="15pt" fo:font-style="normal" style:text-underline-style="none" fo:font-weight="bold" officeooo:rsid="0029ea1e" officeooo:paragraph-rsid="0029ea1e" style:font-size-asian="15pt" style:font-style-asian="normal" style:font-weight-asian="bold" style:font-size-complex="15pt" style:font-style-complex="normal" style:font-weight-complex="bold"/>
    </style:style>
    <style:style style:name="P48" style:family="paragraph" style:parent-style-name="Standard">
      <style:paragraph-properties fo:line-height="100%" fo:text-align="center" style:justify-single-word="false"/>
      <style:text-properties style:text-line-through-style="none" style:text-line-through-type="none" fo:font-size="15pt" fo:font-style="normal" style:text-underline-style="none" fo:font-weight="bold" officeooo:rsid="00311f22" officeooo:paragraph-rsid="00311f22" style:font-size-asian="13.1000003814697pt" style:font-style-asian="normal" style:font-weight-asian="bold" style:font-size-complex="15pt" style:font-style-complex="normal" style:font-weight-complex="bold"/>
    </style:style>
    <style:style style:name="P49" style:family="paragraph" style:parent-style-name="Standard">
      <style:paragraph-properties fo:text-align="start" style:justify-single-word="false"/>
      <style:text-properties fo:font-size="15pt" officeooo:rsid="001662ae" officeooo:paragraph-rsid="001662ae" style:font-size-asian="15pt" style:font-size-complex="15pt"/>
    </style:style>
    <style:style style:name="P50" style:family="paragraph" style:parent-style-name="Standard">
      <style:paragraph-properties fo:line-height="100%" fo:text-align="center" style:justify-single-word="false"/>
      <style:text-properties fo:font-size="15pt" officeooo:rsid="001662ae" officeooo:paragraph-rsid="001662ae" style:font-size-asian="15pt" style:font-size-complex="15pt"/>
    </style:style>
    <style:style style:name="P51" style:family="paragraph" style:parent-style-name="Standard">
      <style:paragraph-properties fo:text-align="center" style:justify-single-word="false"/>
      <style:text-properties fo:font-size="15pt" officeooo:rsid="003e05a8" officeooo:paragraph-rsid="003e05a8" style:font-size-asian="15pt" style:font-size-complex="15pt"/>
    </style:style>
    <style:style style:name="P52" style:family="paragraph" style:parent-style-name="Standard">
      <style:paragraph-properties fo:line-height="100%" fo:text-align="start" style:justify-single-word="false"/>
      <style:text-properties fo:font-size="13pt" style:text-underline-style="none" officeooo:rsid="00182b92" officeooo:paragraph-rsid="0025778b" style:font-size-asian="13pt" style:font-size-complex="13pt"/>
    </style:style>
    <style:style style:name="T1" style:family="text">
      <style:text-properties officeooo:rsid="00182b92"/>
    </style:style>
    <style:style style:name="T2" style:family="text">
      <style:text-properties fo:font-style="normal" style:font-style-asian="normal" style:font-style-complex="normal"/>
    </style:style>
    <style:style style:name="T3" style:family="text">
      <style:text-properties fo:font-style="normal" officeooo:rsid="001ea79c" style:font-style-asian="normal" style:font-style-complex="normal"/>
    </style:style>
    <style:style style:name="T4" style:family="text">
      <style:text-properties fo:font-style="normal" officeooo:rsid="0020a16b" style:font-style-asian="normal" style:font-style-complex="normal"/>
    </style:style>
    <style:style style:name="T5" style:family="text">
      <style:text-properties fo:font-style="normal" officeooo:rsid="00228bf5" style:font-style-asian="normal" style:font-style-complex="normal"/>
    </style:style>
    <style:style style:name="T6" style:family="text">
      <style:text-properties fo:font-style="normal" officeooo:rsid="0026b538"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1ea79c" style:font-style-asian="normal" style:font-style-complex="normal"/>
    </style:style>
    <style:style style:name="T9" style:family="text">
      <style:text-properties officeooo:rsid="0019be0f"/>
    </style:style>
    <style:style style:name="T10" style:family="text">
      <style:text-properties officeooo:rsid="001a56fe"/>
    </style:style>
    <style:style style:name="T11" style:family="text">
      <style:text-properties style:text-line-through-style="none" style:text-line-through-type="none" fo:font-style="normal" officeooo:rsid="001ea79c" style:font-style-asian="normal" style:font-style-complex="normal"/>
    </style:style>
    <style:style style:name="T12" style:family="text">
      <style:text-properties style:text-line-through-style="none" style:text-line-through-type="none" fo:font-style="normal" officeooo:rsid="0020a16b" style:font-style-asian="normal" style:font-style-complex="normal"/>
    </style:style>
    <style:style style:name="T13" style:family="text">
      <style:text-properties style:text-line-through-style="none" style:text-line-through-type="none" fo:font-style="normal" officeooo:rsid="00228bf5" style:font-style-asian="normal" style:font-style-complex="normal"/>
    </style:style>
    <style:style style:name="T14" style:family="text">
      <style:text-properties style:text-line-through-style="none" style:text-line-through-type="none" fo:font-style="normal" officeooo:rsid="0022e3a9" style:font-style-asian="normal" style:font-style-complex="normal"/>
    </style:style>
    <style:style style:name="T15" style:family="text">
      <style:text-properties style:text-line-through-style="none" style:text-line-through-type="none" fo:font-style="normal" officeooo:rsid="0026b538" style:font-style-asian="normal" style:font-style-complex="normal"/>
    </style:style>
    <style:style style:name="T16" style:family="text">
      <style:text-properties officeooo:rsid="00228bf5"/>
    </style:style>
    <style:style style:name="T17" style:family="text">
      <style:text-properties fo:font-size="15pt" fo:font-style="normal" fo:font-weight="bold" officeooo:rsid="0019be0f" style:font-size-asian="15pt" style:font-style-asian="normal" style:font-weight-asian="bold" style:font-size-complex="15pt" style:font-style-complex="normal" style:font-weight-complex="bold"/>
    </style:style>
    <style:style style:name="T18" style:family="text">
      <style:text-properties fo:font-size="15pt" fo:font-style="normal" fo:font-weight="bold" officeooo:rsid="001e84a2" style:font-size-asian="15pt" style:font-style-asian="normal" style:font-weight-asian="bold" style:font-size-complex="15pt" style:font-style-complex="normal" style:font-weight-complex="bold"/>
    </style:style>
    <style:style style:name="T19" style:family="text">
      <style:text-properties officeooo:rsid="0025778b"/>
    </style:style>
    <style:style style:name="T20" style:family="text">
      <style:text-properties officeooo:rsid="0026b538"/>
    </style:style>
    <style:style style:name="T21" style:family="text">
      <style:text-properties officeooo:rsid="0027f981"/>
    </style:style>
    <style:style style:name="T22" style:family="text">
      <style:text-properties officeooo:rsid="002ad1f2"/>
    </style:style>
    <style:style style:name="T23" style:family="text">
      <style:text-properties officeooo:rsid="002c4087"/>
    </style:style>
    <style:style style:name="T24" style:family="text">
      <style:text-properties officeooo:rsid="00311f22"/>
    </style:style>
    <style:style style:name="T25" style:family="text">
      <style:text-properties fo:font-weight="bold" style:font-weight-asian="bold" style:font-weight-complex="bold"/>
    </style:style>
    <style:style style:name="T26" style:family="text">
      <style:text-properties officeooo:rsid="0032b929"/>
    </style:style>
    <style:style style:name="T27" style:family="text">
      <style:text-properties officeooo:rsid="00341a96"/>
    </style:style>
    <style:style style:name="T28" style:family="text">
      <style:text-properties style:text-underline-style="solid" style:text-underline-width="auto" style:text-underline-color="font-color" officeooo:rsid="00341a96"/>
    </style:style>
    <style:style style:name="T29" style:family="text">
      <style:text-properties style:text-underline-style="solid" style:text-underline-width="auto" style:text-underline-color="font-color" officeooo:rsid="0035ea78"/>
    </style:style>
    <style:style style:name="T30" style:family="text">
      <style:text-properties officeooo:rsid="0035ea78"/>
    </style:style>
    <style:style style:name="T31" style:family="text">
      <style:text-properties officeooo:rsid="0035f2d0"/>
    </style:style>
    <style:style style:name="T32" style:family="text">
      <style:text-properties officeooo:rsid="0038ab22"/>
    </style:style>
    <style:style style:name="T33" style:family="text">
      <style:text-properties officeooo:rsid="003a5fe8"/>
    </style:style>
    <style:style style:name="T34" style:family="text">
      <style:text-properties officeooo:rsid="003cc7d0"/>
    </style:style>
    <style:style style:name="T35" style:family="text">
      <style:text-properties officeooo:rsid="003e05a8"/>
    </style:style>
    <style:style style:name="T36" style:family="text">
      <style:text-properties officeooo:rsid="0040488e"/>
    </style:style>
    <style:style style:name="T37" style:family="text">
      <style:text-properties officeooo:rsid="0041be7d"/>
    </style:style>
    <style:style style:name="T38" style:family="text">
      <style:text-properties officeooo:rsid="004359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CHNOLOGIE OBJET</text:p>
      <text:p text:style-name="P51">GROUPE E73</text:p>
      <text:p text:style-name="P51"/>
      <text:p text:style-name="P1"/>
      <text:p text:style-name="P1"/>
      <text:p text:style-name="P1"/>
      <text:p text:style-name="P1"/>
      <text:p text:style-name="P1"/>
      <text:p text:style-name="P3">Liste des sujets <text:span text:style-name="T32">par ordre de préférence</text:span> <text:span text:style-name="T34">décroissant</text:span>:</text:p>
      <text:p text:style-name="P3"/>
      <text:p text:style-name="P3"/>
      <text:p text:style-name="P3"/>
      <text:p text:style-name="P4"><text:span text:style-name="T34">1</text:span>- Jeu de conquête de territoire</text:p>
      <text:p text:style-name="P4"/>
      <text:p text:style-name="P4"><text:span text:style-name="T34">2</text:span>- <text:span text:style-name="T16">Jeu de survie</text:span></text:p>
      <text:p text:style-name="P4"/>
      <text:p text:style-name="P4"><text:span text:style-name="T34">3</text:span>- <text:span text:style-name="T21">Jeu de battle royale</text:span></text:p>
      <text:p text:style-name="P4"/>
      <text:p text:style-name="P4"><text:span text:style-name="T34">4</text:span>- <text:span text:style-name="T24">Application de gestion de bibliothèqu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text:soft-page-break/><text:span text:style-name="T25"/></text:p>
      <text:p text:style-name="P50"><text:span text:style-name="T25">Jeu de conquête de territoire</text:span></text:p>
      <text:p text:style-name="P5"/>
      <text:p text:style-name="P7">Principe :</text:p>
      <text:p text:style-name="P6"/>
      <text:p text:style-name="P6"><text:tab/>Le jeu est un jeu de conquête de territoire en temps réel. <text:span text:style-name="T9">Il y a plusieurs factions  : Samurais, Vikings, Spartiates, Romains, Egyptiens, Mongols, Indiens. Chacune possède sa particularité. </text:span>Le joueur choisit une faction <text:span text:style-name="T10">et les autres sont contrôlées par l’ordinateur</text:span>. La carte du monde est divisée en plusieurs territoires qui sont donnés aléatoirement <text:span text:style-name="T9">aux</text:span> factions. Le joueur gagne de l’argent chaque seconde qu’il peut utiliser soit pour recruter des troupes, soit pour améliorer le niveau de sa capitale. Le but du jeu est de conquérir les capitales des factions adverses. Si le joueur ne possède plus aucune capitale, il perd la partie.</text:p>
      <text:p text:style-name="P6"/>
      <text:p text:style-name="P16">Interface du jeu :</text:p>
      <text:p text:style-name="P19"/>
      <text:p text:style-name="P19"><text:tab/>L’interface se présente sous la forme d’une carte du monde divisée en territoires. Ces territoires ont la couleur de la faction qui les possède. En cliquant sur un territoire, on peut accéder à ses informations et on a une liste d’options qui dépend de si l’on possède ce territoire ou non, si l’on est voisin de ce territoire ou non etc.</text:p>
      <text:p text:style-name="P19"/>
      <text:p text:style-name="P8">Actions possibles pour le joueur :</text:p>
      <text:p text:style-name="P8"/>
      <text:p text:style-name="P9">- Améliorer sa capitale</text:p>
      <text:p text:style-name="P9">- Attaquer un territoire v<text:span text:style-name="T2">oisin</text:span></text:p>
      <text:p text:style-name="P20">- Recruter des troupes depuis une de ses capitale<text:span text:style-name="T35">s</text:span></text:p>
      <text:p text:style-name="P20">- Transférer des troupes d’un territoire à un autre (pour préparer une attaque ou protéger un territoire)</text:p>
      <text:p text:style-name="P19"/>
      <text:p text:style-name="P7">Description des troupes :</text:p>
      <text:p text:style-name="P6"/>
      <text:p text:style-name="P6"><text:tab/>Une troupe possède une statistique d’attaque et une statistique de défense. Il y a 3 types de troupes : équilibrée, offensive et défensive. Ces types influencent les statistiques des troupes. Améliorer le niveau de sa capitale permet d’améliorer le niveau de ses troupes.</text:p>
      <text:p text:style-name="P6"/>
      <text:p text:style-name="P7">Attaquer et défendre :</text:p>
      <text:p text:style-name="P7"/>
      <text:p text:style-name="P13"><text:tab/>Les troupes sont disposées sur les territoires qui appartiennent au joueur. Une faction ne peut <text:span text:style-name="T1">attaquer qu’un territoire qui lui est voisin. Lorsqu’une faction attaque un territoire, on utilise la somme de la valeur d’attaque des troupes postées sur le territoire qui attaque et la somme de la valeur des défenses des troupes postées sur le territoire attaqué. </text:span></text:p>
      <text:p text:style-name="P13"/>
      <text:p text:style-name="P9"><text:tab/>On fait pour cela un tirage au sort pondéré par ces deux valeurs :</text:p>
      <text:p text:style-name="P10"><text:tab/><text:tab/> P(attaque réussie) = attaque/(attaque+défense)</text:p>
      <text:p text:style-name="P14"/>
      <text:p text:style-name="P11">Si une attaque est réussie alors l’attaquant perd entre 0 et 15 % de ses troupes et gagne le territoire. Les troupes adverses sont détruites. Si il rate, il perd entre 50 et 65 % de ses troupes et le défenseur perd entre 0 et 15 %.</text:p>
      <text:p text:style-name="P11"><text:soft-page-break/></text:p>
      <text:p text:style-name="P12"><text:span text:style-name="T17">J</text:span><text:span text:style-name="T18">eu de survie</text:span></text:p>
      <text:p text:style-name="P21"/>
      <text:p text:style-name="P17">Principe du jeu :</text:p>
      <text:p text:style-name="P26"><text:tab/></text:p>
      <text:p text:style-name="P26"><text:tab/>Suite à une guerre, un groupe de 8 personnes doit survivre 100 jours en attendant les secours. Le groupe s’est réfugié dans un abri de fortune. Le joueur choisit quelles personnes vont constitue<text:span text:style-name="T36">r</text:span> le groupe. Les personnnes ont des compétences (comme la négociation, la médecine, l’artisanat…) qui peuvent être améliorées par des actions spécifiques. Plus une personne est talentueuse dans un domaine, plus elle a de chances de réussir son action. Le joueur peut affecter aux personnes du groupe des actions à effectuer. Le groupe est limité à une action par personne et par jour. Il faudra gérer la nourriture, l’eau, la fatigue et le bonheur. Si l<text:span text:style-name="T36">a jauge</text:span> de bonheur d’une personne tombe à 0, cette personne se suicide. Le bonheur influe aussi sur l’efficacité et la motivation des personnes. </text:p>
      <text:p text:style-name="P25"/>
      <text:p text:style-name="P18">Interface du jeu :</text:p>
      <text:p text:style-name="P23"/>
      <text:p text:style-name="P24"><text:span text:style-name="T19">L’interface du jeu présente l</text:span>’intérieur de l’abri . <text:span text:style-name="T19">On aura</text:span> une icône <text:span text:style-name="T19">visible </text:span>par personne. <text:span text:style-name="T19">Un</text:span> clic <text:span text:style-name="T19">sur une icône de personne permet de faire apparaître un menu qui permet de voir l’état de cette personne. Ce menu affiche aussi la liste des actions que peut effectuer la personne. Une icône inventaire permet de consulter la liste des objets que possède le groupe. Cliquer sur la porte de l’abri permet d’envoyer quelqu’un à l’extérieur de l’abri pour une action particulière.</text:span></text:p>
      <text:p text:style-name="P24"/>
      <text:p text:style-name="P22"/>
      <text:p text:style-name="P15"><text:span text:style-name="Emphasis"><text:span text:style-name="T8">É</text:span></text:span><text:span text:style-name="Emphasis"><text:span text:style-name="T7">vènements particuliers :</text:span></text:span></text:p>
      <text:p text:style-name="P15"><text:span text:style-name="Emphasis"><text:span text:style-name="T2"/></text:span></text:p>
      <text:p text:style-name="P15"><text:span text:style-name="Emphasis"><text:span text:style-name="T2"><text:tab/>Certains évènements peuvent se produire aléatoirement comme une catastrophe naturelle ou bien une attaque de bandits. Si l’abri se fait attaquer, le joueur aura le choix de riposter ou bien de négocier la paix en payant les bandits en ressources.</text:span></text:span></text:p>
      <text:p text:style-name="P15"><text:span text:style-name="Emphasis"><text:span text:style-name="T3"/></text:span></text:p>
      <text:p text:style-name="P15"><text:span text:style-name="Emphasis"><text:span text:style-name="T7">Liste des actions possibles des personnes :</text:span></text:span></text:p>
      <text:p text:style-name="P27"/>
      <text:p text:style-name="P29"><text:span text:style-name="T4">- </text:span><text:span text:style-name="T6">Réparer l’abri</text:span></text:p>
      <text:p text:style-name="P29"><text:span text:style-name="T3">-</text:span><text:span text:style-name="T5"> </text:span><text:span text:style-name="T6">C</text:span><text:span text:style-name="T4">onstruire des</text:span><text:span text:style-name="T5"> </text:span><text:span text:style-name="T6">objets</text:span></text:p>
      <text:p text:style-name="P32">- <text:span text:style-name="T20">D</text:span>éfendre <text:span text:style-name="T20">l’abri</text:span></text:p>
      <text:p text:style-name="P28"><text:span text:style-name="T11">-</text:span><text:span text:style-name="T12"> </text:span><text:span text:style-name="T15">E</text:span><text:span text:style-name="T11">voyer des gens rechercher dehors </text:span><text:span text:style-name="T14">(récolter des ressources)</text:span></text:p>
      <text:p text:style-name="P28"><text:span text:style-name="T11">- </text:span><text:span text:style-name="T15">C</text:span><text:span text:style-name="T12">uisiner </text:span></text:p>
      <text:p text:style-name="P30">- <text:span text:style-name="T20">S</text:span>oigner <text:span text:style-name="T20">une autre personne</text:span> (2 personnes <text:span text:style-name="T20">occupées</text:span>)</text:p>
      <text:p text:style-name="P30">- <text:span text:style-name="T20">N</text:span>e rien faire</text:p>
      <text:p text:style-name="P28"><text:span text:style-name="T12">- </text:span><text:span text:style-name="T15">Encourager les autres (coûte de fatigue mais permet de monter le bonheur des autres personnes)</text:span><text:span text:style-name="T13"> </text:span></text:p>
      <text:p text:style-name="P31">- <text:span text:style-name="T20">V</text:span>eiller la nuit sur l’abri <text:span text:style-name="T20">(coûte beaucoup de fatigue mais permet de faire fuir les voleurs)</text:span></text:p>
      <text:p text:style-name="P31">- <text:span text:style-name="T20">T</text:span>roquer avec <text:span text:style-name="T20">le </text:span>marchand <text:span text:style-name="T20">ambulant</text:span> qui <text:span text:style-name="T20">n’</text:span>est débloqué que si trouvé par <text:span text:style-name="T36">une</text:span> recherche <text:span text:style-name="T36">à l’extérieur</text:span></text:p>
      <text:p text:style-name="P28"><text:span text:style-name="T13">- </text:span><text:span text:style-name="T15">V</text:span><text:span text:style-name="T14">isiter</text:span><text:span text:style-name="T13"> un abris </text:span><text:span text:style-name="T15">occupé par d’autres groupes (pour l’attaquer, l’espionner ou bien marchander)</text:span></text:p>
      <text:p text:style-name="P31">- <text:span text:style-name="T20">C</text:span>onstruire un nouvel abris <text:span text:style-name="T20">(améliore le bonheur du groupe)</text:span></text:p>
      <text:p text:style-name="P31"><text:soft-page-break/></text:p>
      <text:p text:style-name="P47">Jeu de battle royale</text:p>
      <text:p text:style-name="P33"/>
      <text:p text:style-name="P37">Principe du jeu :</text:p>
      <text:p text:style-name="P37"/>
      <text:p text:style-name="P33"><text:tab/>Plusieurs personnages sont disposés sur une carte 2D. Le joueur contrôle un personnage. Le but du jeu est d’éliminer les autres personnages. <text:span text:style-name="T22">Le joueur est armé d’un pistolet. </text:span>Il y a 2 types d’obstacles, les briques et les cases bonus. <text:span text:style-name="T22">Les obstacles peuvent être cassés par un tir de pistolet. Les cases bonus renferment des bonus qui permettent d’améliorer l’arme du joueur. Si le joueur se fait toucher par un tir d’un autre personnage, il perd une vie ainsi que tous les bonus accumulés. Des armes apparaissent aussi aléatoirement sur la carte. Si un personnage perd toutes ses vies, il sort de la partie. Le dernier surivant gagne la partie.</text:span></text:p>
      <text:p text:style-name="P33"/>
      <text:p text:style-name="P45">Contraintes sur le joueur :</text:p>
      <text:p text:style-name="P34"/>
      <text:p text:style-name="P34"><text:tab/>Le joueur doit attendre un délai de 1s avant de pouvoir tirer à nouveau <text:span text:style-name="T37">(cooldown de l’arme)</text:span>. Le joueur ne peut pas traverser les <text:span text:style-name="T37">obstacles sans les détruire</text:span>.</text:p>
      <text:p text:style-name="P33"/>
      <text:p text:style-name="P38"><text:span text:style-name="T23">Exemples d’</text:span>armes :</text:p>
      <text:p text:style-name="P38"/>
      <text:p text:style-name="P34">Pistolet double : Tire deux balles à la suite</text:p>
      <text:p text:style-name="P34">Bazooka : Tire un missile qui fait des dégats de zone</text:p>
      <text:p text:style-name="P34">Lance flamme : Projette des flammes qui restent 5 secondes <text:span text:style-name="T37">sur le sol</text:span> </text:p>
      <text:p text:style-name="P35">Pistolet Laser : Tire un laser qui se propage sur toute une ligne et s’arrête au premier obstacle</text:p>
      <text:p text:style-name="P35">Mine: Pose une mine sur une case</text:p>
      <text:p text:style-name="P35">Boomerang : Jette un boomerang <text:span text:style-name="T37">qui</text:span> <text:span text:style-name="T37">a une portée limitée </text:span>et reviens à la position initiale du <text:s/><text:span text:style-name="T37">lanceur</text:span></text:p>
      <text:p text:style-name="P36">Mitrailleuse : Cadence de tir élevée mais nécessite un temps de démarrage et le joueur ne peut pas se déplacer en tirant.</text:p>
      <text:p text:style-name="P36"/>
      <text:p text:style-name="P38"><text:span text:style-name="T24">Exempl</text:span>es <text:span text:style-name="T24">de</text:span> bonus :</text:p>
      <text:p text:style-name="P38"/>
      <text:p text:style-name="P34">- Bouclier qui protège d’un <text:span text:style-name="T37">seul</text:span> tir</text:p>
      <text:p text:style-name="P34">- Invincible pendant 5s</text:p>
      <text:p text:style-name="P39">- + Vitesse de Déplacement</text:p>
      <text:p text:style-name="P39">- + Cadence de tir</text:p>
      <text:p text:style-name="P34">- + Tir supplémentaire</text:p>
      <text:p text:style-name="P34">- + Vitesse des projectiles tirés</text:p>
      <text:p text:style-name="P34">- +1 Vie</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48">Application de gestion de <text:span text:style-name="T26">bibliothèque</text:span></text:p>
      <text:p text:style-name="P48"/>
      <text:p text:style-name="P48"/>
      <text:p text:style-name="P42">Cette application permet de gérer une <text:span text:style-name="T27">bibliothèque.</text:span> <text:span text:style-name="T27">Il faut tout d’abord se connecter soit en tant que bibliothécaire, soit en tant qu’adhérent. </text:span>Elle possède <text:span text:style-name="T27">donc deux</text:span> interfaces : une interface <text:span text:style-name="T33">bibliothécaire</text:span> <text:span text:style-name="T27">et</text:span> une interface <text:span text:style-name="T31">adhérent. </text:span></text:p>
      <text:p text:style-name="P42"/>
      <text:p text:style-name="P42"/>
      <text:p text:style-name="P44"><text:span text:style-name="T27">Première interface : Interface Bibliothécaire</text:span></text:p>
      <text:p text:style-name="P42"/>
      <text:p text:style-name="P42"><text:span text:style-name="T27">Cette interface permet de gérer les stocks de la bibliothèque. I</text:span>l faut renseigner les caractéristiques des <text:span text:style-name="T30">documents (comme leur nature</text:span>, leur nombre, leur code-barre…<text:span text:style-name="T30">).</text:span> <text:span text:style-name="T27">On peut aussi planifier des commandes si des documents commencent à manquer ou bien pour acquérir de nouveaux documents. L’affichage de la base de données se fait sous la forme d’une liste. On peut rechercher des documents particuliers et les trier selon certains critères. On peut fixer le type d’emprunt du document (à emprunter ou à consulter sur place).</text:span></text:p>
      <text:p text:style-name="P42"/>
      <text:p text:style-name="P42"><text:span text:style-name="T28">Deuxième interface : Interface </text:span><text:span text:style-name="T29">Adhérent</text:span><text:span text:style-name="T27"> </text:span></text:p>
      <text:p text:style-name="P42"/>
      <text:p text:style-name="P42"><text:span text:style-name="T27">La deuxième interface est l’interface adhérent. Elle permet à l’adhérent de rechercher si la bibliothèque possède un document. Il peut aussi voir les documents qui sont disponibles à l’emprunt, à la consultation sur place et la date de retour des documents qui l’intéressent. Elle permet aussi d’afficher certains documents en appliquant des filtres pour ne voir qu’un seul type de document d’un seul genre. Enfin, une fois le choix effectué, l’adhérent peut réserver le document qui l’intéresse. Il pourra aussi voir la liste des documents qu’ils doit rendre et leur date de retour maxima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16:50:24.501861996</meta:creation-date>
    <dc:date>2020-02-07T19:16:31.064327710</dc:date>
    <meta:editing-duration>PT1H25M48S</meta:editing-duration>
    <meta:editing-cycles>22</meta:editing-cycles>
    <meta:generator>LibreOffice/6.0.7.3$Linux_X86_64 LibreOffice_project/00m0$Build-3</meta:generator>
    <meta:document-statistic meta:table-count="0" meta:image-count="0" meta:object-count="0" meta:page-count="5" meta:paragraph-count="72" meta:word-count="1320" meta:character-count="7852" meta:non-whitespace-character-count="6580"/>
  </office:meta>
</office:document-meta>
</file>